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960c1"/>
    </style:style>
    <style:style style:name="P2" style:family="paragraph" style:parent-style-name="Table_20_Contents">
      <style:text-properties style:font-name="Liberation Mono" fo:font-size="10pt" officeooo:rsid="0001dd08" officeooo:paragraph-rsid="000960c1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01550a" officeooo:paragraph-rsid="000960c1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paragraph-rsid="000960c1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da670" officeooo:paragraph-rsid="001da670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94a77" officeooo:paragraph-rsid="00194a77" style:font-name-asian="Courier New" style:font-size-asian="10pt" style:font-name-complex="Liberation Mono" style:font-size-complex="10pt"/>
    </style:style>
    <style:style style:name="P7" style:family="paragraph" style:parent-style-name="Preformatted_20_Text">
      <style:text-properties officeooo:rsid="00179b10" officeooo:paragraph-rsid="000960c1"/>
    </style:style>
    <style:style style:name="P8" style:family="paragraph" style:parent-style-name="Table_20_Contents">
      <style:text-properties style:font-name="Liberation Mono" fo:font-size="10pt" officeooo:rsid="000960c1" officeooo:paragraph-rsid="000960c1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194a77" officeooo:paragraph-rsid="000960c1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194a77" officeooo:paragraph-rsid="000d2061" style:font-name-asian="Courier New" style:font-size-asian="10pt" style:font-name-complex="Liberation Mono" style:font-size-complex="10pt"/>
    </style:style>
    <style:style style:name="P11" style:family="paragraph" style:parent-style-name="Table_20_Contents" style:list-style-name="L1">
      <style:text-properties style:font-name="Liberation Mono" fo:font-size="10pt" officeooo:rsid="0001550a" officeooo:paragraph-rsid="000960c1" style:font-name-asian="Courier New" style:font-size-asian="10pt" style:font-name-complex="Liberation Mono" style:font-size-complex="10pt"/>
    </style:style>
    <style:style style:name="P12" style:family="paragraph" style:parent-style-name="Table_20_Contents" style:list-style-name="L2">
      <style:text-properties style:font-name="Liberation Mono" fo:font-size="10pt" officeooo:rsid="0001550a" officeooo:paragraph-rsid="000960c1" style:font-name-asian="Courier New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paragraph-rsid="000960c1" style:font-name-asian="Courier New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paragraph-rsid="000d2061" style:font-name-asian="Courier New" style:font-size-asian="10pt" style:font-name-complex="Liberation Mono" style:font-size-complex="10pt"/>
    </style:style>
    <style:style style:name="T1" style:family="text">
      <style:text-properties officeooo:rsid="00194a77"/>
    </style:style>
    <style:style style:name="T2" style:family="text">
      <style:text-properties officeooo:rsid="000960c1"/>
    </style:style>
    <style:style style:name="T3" style:family="text">
      <style:text-properties officeooo:rsid="001c681c"/>
    </style:style>
    <style:style style:name="T4" style:family="text">
      <style:text-properties officeooo:rsid="001a8c48"/>
    </style:style>
    <style:style style:name="T5" style:family="text">
      <style:text-properties officeooo:rsid="0009d80d"/>
    </style:style>
    <style:style style:name="T6" style:family="text">
      <style:text-properties officeooo:rsid="000b8b2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ID</text:p>
          </table:table-cell>
          <table:table-cell table:style-name="Table1.B1" office:value-type="string">
            <text:p text:style-name="P2">3<text:span text:style-name="T2">9</text:span></text:p>
          </table:table-cell>
        </table:table-row>
        <table:table-row>
          <table:table-cell table:style-name="Table1.A2" office:value-type="string">
            <text:p text:style-name="P4">Use Case Name</text:p>
          </table:table-cell>
          <table:table-cell table:style-name="Table1.B2" office:value-type="string">
            <text:p text:style-name="P8">Edit NPC</text:p>
          </table:table-cell>
        </table:table-row>
        <table:table-row>
          <table:table-cell table:style-name="Table1.A2" office:value-type="string">
            <text:p text:style-name="P4">Included Cases</text:p>
          </table:table-cell>
          <table:table-cell table:style-name="Table1.B2" office:value-type="string">
            <text:p text:style-name="P5">43 Edit Strings, 44 Edit Multimedia, 46 Edit Relations, 48 Add Interactions, 50 Edit Statblock</text:p>
          </table:table-cell>
        </table:table-row>
        <table:table-row>
          <table:table-cell table:style-name="Table1.A2" office:value-type="string">
            <text:p text:style-name="P4">Priority</text:p>
          </table:table-cell>
          <table:table-cell table:style-name="Table1.B2" office:value-type="string">
            <text:p text:style-name="P4">Needed</text:p>
          </table:table-cell>
        </table:table-row>
        <table:table-row>
          <table:table-cell table:style-name="Table1.A2" office:value-type="string">
            <text:p text:style-name="P4">View</text:p>
          </table:table-cell>
          <table:table-cell table:style-name="Table1.B2" office:value-type="string">
            <text:p text:style-name="P3">Main UI</text:p>
          </table:table-cell>
        </table:table-row>
        <table:table-row>
          <table:table-cell table:style-name="Table1.A2" office:value-type="string">
            <text:p text:style-name="P4">Brief Description</text:p>
          </table:table-cell>
          <table:table-cell table:style-name="Table1.B2" office:value-type="string">
            <text:p text:style-name="P3">A<text:span text:style-name="T2">n existing</text:span> <text:span text:style-name="T2">NPC</text:span> should be able to be <text:span text:style-name="T6">edited in </text:span>the fantasy world</text:p>
            <text:p text:style-name="P4"/>
          </table:table-cell>
        </table:table-row>
        <table:table-row>
          <table:table-cell table:style-name="Table1.A2" office:value-type="string">
            <text:p text:style-name="P4">Trigger</text:p>
          </table:table-cell>
          <table:table-cell table:style-name="Table1.B2" office:value-type="string">
            <text:p text:style-name="P9"><text:s text:c="3"/>1. A NPC get selected out of a list</text:p>
            <text:p text:style-name="P4"/>
          </table:table-cell>
        </table:table-row>
        <table:table-row>
          <table:table-cell table:style-name="Table1.A2" office:value-type="string">
            <text:p text:style-name="P4">Actors</text:p>
          </table:table-cell>
          <table:table-cell table:style-name="Table1.B2" office:value-type="string">
            <text:p text:style-name="P4"><text:s text:c="3"/>1. Dungeon Master</text:p>
            <text:p text:style-name="P4"><text:s text:c="3"/>2. Co Dungeon Master</text:p>
            <text:p text:style-name="P4"/>
          </table:table-cell>
        </table:table-row>
        <table:table-row>
          <table:table-cell table:style-name="Table1.A2" office:value-type="string">
            <text:p text:style-name="P4">Inputs</text:p>
          </table:table-cell>
          <table:table-cell table:style-name="Table1.B2" office:value-type="string">
            <text:list xml:id="list6131485309768957037" text:style-name="L1">
              <text:list-item>
                <text:p text:style-name="P11">The relevant <text:span text:style-name="T2">NPC</text:span> information, from included use cases</text:p>
                <text:p text:style-name="P11"/>
              </text:list-item>
            </text:list>
          </table:table-cell>
        </table:table-row>
        <table:table-row>
          <table:table-cell table:style-name="Table1.A2" office:value-type="string">
            <text:p text:style-name="P4">Outputs</text:p>
          </table:table-cell>
          <table:table-cell table:style-name="Table1.B2" office:value-type="string">
            <text:list xml:id="list4066666727478344008" text:style-name="L2">
              <text:list-item>
                <text:p text:style-name="P12">A <text:span text:style-name="T2">NPC</text:span> gets saved successfully to the database</text:p>
              </text:list-item>
              <text:list-item>
                <text:p text:style-name="P12">A <text:span text:style-name="T2">NPC </text:span>does not get saved successfully to the database if it does not have a name</text:p>
                <text:p text:style-name="P12"/>
              </text:list-item>
            </text:list>
          </table:table-cell>
        </table:table-row>
        <table:table-row>
          <table:table-cell table:style-name="Table1.A2" office:value-type="string">
            <text:p text:style-name="P4">Main Flow</text:p>
          </table:table-cell>
          <table:table-cell table:style-name="Table1.B2" office:value-type="string">
            <text:p text:style-name="P6"><text:span text:style-name="T3"><text:s text:c="3"/>1</text:span>. The main UI switches tab to the <text:span text:style-name="T2">NPC being edited</text:span> </text:p>
            <text:p text:style-name="P10"><text:span text:style-name="T3"><text:s text:c="3"/>2</text:span>. The user uses included use-cases to change the </text:p>
            <text:p text:style-name="P10"><text:s text:c="6"/>associated information with the <text:span text:style-name="T2">NPC</text:span></text:p>
            <text:p text:style-name="P10"><text:span text:style-name="T3"><text:s text:c="3"/>3</text:span>. If enough information is present: <text:span text:style-name="T3">(</text:span>the name of the </text:p>
            <text:p text:style-name="P10"><text:span text:style-name="T2"><text:s text:c="6"/>NPC)</text:span>, then the <text:span text:style-name="T2">NPC</text:span> will auto save <text:span text:style-name="T3">whenever </text:span></text:p>
            <text:p text:style-name="P10"><text:span text:style-name="T3"><text:s text:c="6"/>information gets edited</text:span>, otherwise it will prompt </text:p>
            <text:p text:style-name="P10"><text:s text:c="6"/>for a name based on ctrl + s || save <text:span text:style-name="T5">button</text:span></text:p>
            <text:p text:style-name="P10"><text:span text:style-name="T3"><text:s text:c="3"/>4</text:span>. The user closes the <text:span text:style-name="T5">NPC</text:span>'s page as no further </text:p>
            <text:p text:style-name="P14"><text:span text:style-name="T1"><text:s text:c="6"/>information is being changed</text:span></text:p>
            <text:p text:style-name="P14"/>
          </table:table-cell>
        </table:table-row>
        <table:table-row>
          <table:table-cell table:style-name="Table1.A2" office:value-type="string">
            <text:p text:style-name="P4">Alternate Flows</text:p>
          </table:table-cell>
          <table:table-cell table:style-name="Table1.B2" office:value-type="string">
            <text:p text:style-name="P4"/>
            <text:p text:style-name="P4"/>
            <text:p text:style-name="P4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23:13.639000000</dc:date>
    <meta:editing-duration>PT27M23S</meta:editing-duration>
    <meta:editing-cycles>3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33" meta:word-count="179" meta:character-count="999" meta:non-whitespace-character-count="799"/>
  </office:meta>
</office:document-meta>
</file>